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reDefinedVariables" style:family="table">
      <style:table-properties style:width="6.9271in" fo:margin-left="0in" fo:margin-right="-0.0021in" table:align="margins"/>
    </style:style>
    <style:style style:name="PreDefinedVariables.A" style:family="table-column">
      <style:table-column-properties style:column-width="1.5729in" style:rel-column-width="14880*"/>
    </style:style>
    <style:style style:name="PreDefinedVariables.B" style:family="table-column">
      <style:table-column-properties style:column-width="5.3542in" style:rel-column-width="50655*"/>
    </style:style>
    <style:style style:name="PreDefinedVariables.A1" style:family="table-cell">
      <style:table-cell-properties fo:padding="0.0382in" fo:border-left="0.05pt solid #000000" fo:border-right="none" fo:border-top="0.05pt solid #000000" fo:border-bottom="0.05pt solid #000000"/>
    </style:style>
    <style:style style:name="PreDefinedVariables.B1" style:family="table-cell">
      <style:table-cell-properties fo:padding="0.0382in" fo:border="0.05pt solid #000000"/>
    </style:style>
    <style:style style:name="PreDefinedVariables.A2" style:family="table-cell">
      <style:table-cell-properties fo:padding="0.0382in" fo:border-left="0.05pt solid #000000" fo:border-right="none" fo:border-top="none" fo:border-bottom="0.05pt solid #000000"/>
    </style:style>
    <style:style style:name="PreDefinedVariable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style:font-name="Courier New" fo:background-color="#eeeeee"/>
    </style:style>
    <style:style style:name="P6" style:family="paragraph" style:parent-style-name="Text_20_body">
      <loext:graphic-properties draw:fill="solid" draw:fill-color="#eeeeee" draw:opacity="100%"/>
      <style:paragraph-properties fo:background-color="#eeeeee"/>
      <style:text-properties style:font-name="Courier New" fo:font-weight="normal" fo:background-color="transparent" style:font-weight-asian="normal" style:font-weight-complex="normal"/>
    </style:style>
    <style:style style:name="P7" style:family="paragraph" style:parent-style-name="Text_20_body">
      <style:text-properties fo:font-weight="normal" fo:background-color="transparent" style:font-weight-asian="normal" style:font-weight-complex="normal"/>
    </style:style>
    <style:style style:name="P8" style:family="paragraph" style:parent-style-name="Text_20_body">
      <style:text-properties officeooo:rsid="0000258c" officeooo:paragraph-rsid="0000258c"/>
    </style:style>
    <style:style style:name="P9" style:family="paragraph" style:parent-style-name="Heading_20_1">
      <style:text-properties fo:font-weight="bold" fo:background-color="transparent" style:font-weight-asian="bold" style:font-weight-complex="bold"/>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Heading_20_2">
      <style:text-properties fo:font-weight="normal" style:font-weight-asian="normal" style:font-weight-complex="normal"/>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fo:background-color="transparent" loext:char-shading-value="0" style:font-weight-asian="normal" style:font-weight-complex="normal"/>
    </style:style>
    <style:style style:name="T3" style:family="text">
      <style:text-properties fo:font-weight="bold" style:font-weight-asian="bold" style:font-weight-complex="bold"/>
    </style:style>
    <style:style style:name="T4" style:family="text">
      <style:text-properties style:font-name="Courier New" fo:background-color="#eeeeee" loext:char-shading-value="0"/>
    </style:style>
    <style:style style:name="T5" style:family="text">
      <style:text-properties style:font-name="Courier New" fo:font-weight="normal" fo:background-color="#eeeeee" loext:char-shading-value="0" style:font-weight-asian="normal"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rd Maker JavaScript Translato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Introduction<text:tab/>2</text:p>
          <text:p text:style-name="P11">Critical<text:tab/>2</text:p>
          <text:p text:style-name="P11">Reference Files<text:tab/>2</text:p>
          <text:p text:style-name="P13">Column Names<text:tab/>2</text:p>
          <text:p text:style-name="P13">Plain Strings<text:tab/>2</text:p>
          <text:p text:style-name="P13">Functions<text:tab/>2</text:p>
          <text:p text:style-name="P13">Single Quoted Strings<text:tab/>2</text:p>
          <text:p text:style-name="P14">Excel / Calc Note<text:tab/>2</text:p>
          <text:p text:style-name="P13">Tilde Escape Character<text:tab/>3</text:p>
          <text:p text:style-name="P13">Escape Codes<text:tab/>3</text:p>
          <text:p text:style-name="P11">Working with the Element Definition<text:tab/>3</text:p>
          <text:p text:style-name="P13">Column References / Defines<text:tab/>3</text:p>
          <text:p text:style-name="P13">Raw Strings<text:tab/>3</text:p>
          <text:p text:style-name="P13">Mixing Column References / Defines and Raw Strings<text:tab/>3</text:p>
          <text:p text:style-name="P11">Building Variable Names<text:tab/>3</text:p>
          <text:p text:style-name="P11">Pre-Defined Variables<text:tab/>3</text:p>
        </text:index-body>
      </text:table-of-content>
      <text:p text:style-name="P1"/>
      <text:h text:style-name="P10" text:outline-level="1">Introduction</text:h>
      <text:p text:style-name="P1">This document covers the JavaScript translator functionality. This is not the default translator for CardMaker but is available for users needing advanced functionality. There are a number of advantages and unfortunately a few disadvantages to using JavaScript translation for your project / references. This documentation is written with the assumption that you are already familiar with many concepts in the CardMaker application.</text:p>
      <text:p text:style-name="P1"/>
      <text:p text:style-name="P1">CardMaker can be switched to the JavaScript translator by right-clicking the Layouts node and selecting the Project Settings... menu item.</text:p>
      <text:h text:style-name="Heading_20_1" text:outline-level="1">Critical</text:h>
      <text:p text:style-name="Text_20_body">If you plan to use JavaScript for your translation language it must be applied to all your references in addition to the project file. You cannot mix translator types.</text:p>
      <text:h text:style-name="Heading_20_1" text:outline-level="1">Reference Files</text:h>
      <text:h text:style-name="Heading_20_2" text:outline-level="2">Column Names</text:h>
      <text:p text:style-name="Text_20_body">Column names have slightly more strict rules. The column name should follow the same rules as a valid JavaScript variable name. Any spaces in the name are automatically replaced with underscores.</text:p>
      <text:h text:style-name="Heading_20_2" text:outline-level="2">Plain Strings</text:h>
      <text:p text:style-name="Text_20_body">Plain string values in references work as normal. CardMaker will automatically assume the value in the spreadsheet is a raw string (exceptions are listed below). Plain strings are automatically quoted with single quotes for use by the JavaScript interpreter.</text:p>
      <text:h text:style-name="Heading_20_2" text:outline-level="2">Functions</text:h>
      <text:p text:style-name="Text_20_body">Any Reference string that begins with <text:span text:style-name="T4">function(</text:span> is assumed to be a function and is left as-is.</text:p>
      <text:h text:style-name="Heading_20_2" text:outline-level="2">Single Quoted Strings</text:h>
      <text:p text:style-name="Text_20_body">Any Reference string that begins with a quoted string is left as-is. This allows for the string to contain references and/or function calls.</text:p>
      <text:h text:style-name="Heading_20_3" text:outline-level="3">Excel / Calc Note</text:h>
      <text:p text:style-name="Text_20_body">Single quoted strings may be mutated and/or completely trashed by the editor. To help users avoid this problem they can put a ~ (tilde). Example:</text:p>
      <text:p text:style-name="P5">~'give each player ' + cointcount + ' coins</text:p>
      <text:h text:style-name="Heading_20_2" text:outline-level="2"><text:soft-page-break/>Tilde Escape Character</text:h>
      <text:p text:style-name="Text_20_body">If the reference value is intended to be a JavaScript variable use the tilde to avoid treating the value as a string. The example below would be translated as though j, k, and l are variables.</text:p>
      <text:p text:style-name="P5">~j + k + l</text:p>
      <text:h text:style-name="Heading_20_2" text:outline-level="2">Escape Codes</text:h>
      <text:p text:style-name="Text_20_body">The same escape codes (like <text:span text:style-name="T3">\n</text:span> for newline) are translated for JavaScript based references with one exception: you <text:span text:style-name="T3">MUST</text:span> use two blackslashes: <text:span text:style-name="T3">\\n</text:span> instead of <text:span text:style-name="T3">\n</text:span><text:span text:style-name="T1"> – this is due to JavaScript interpreting the backslash character as an indicator of an escape code. CardMaker needs the backslash to perform the expected translation. Graphics paths are also affected by this! Be sure to indicated two backslashes in the image path (or just use forward slashes).</text:span></text:p>
      <text:h text:style-name="Heading_20_1" text:outline-level="1">Working with the Element <text:span text:style-name="T3">Definition</text:span></text:h>
      <text:h text:style-name="P12" text:outline-level="2">Column References / Defines</text:h>
      <text:p text:style-name="P3">For column references just enter in the name of the column in <text:span text:style-name="T3">all lower case characters</text:span>. Example: <text:span text:style-name="T4">moneyearned</text:span></text:p>
      <text:p text:style-name="Text_20_body">Remember this is true across all JavaScript when referencing column values!</text:p>
      <text:h text:style-name="P12" text:outline-level="2">Raw Strings</text:h>
      <text:p text:style-name="Text_20_body"><text:span text:style-name="T1">Raw strings must be single quoted to appear. An example: </text:span><text:span text:style-name="T5">'This is a raw string.'</text:span></text:p>
      <text:p text:style-name="P3">The quotes are necessary so JavaScript treats the contents as a string not as variables.</text:p>
      <text:h text:style-name="P12" text:outline-level="2">Mixing Column References / Defines and Raw Strings</text:h>
      <text:p text:style-name="Text_20_body"><text:span text:style-name="T1">The quoted text will be treated as a raw string and any unquoted text will be interpreted as a variable (column reference/define). Example: </text:span><text:span text:style-name="T5">'Earn $' + money</text:span><text:span text:style-name="T2"> where money is a column/define.</text:span></text:p>
      <text:h text:style-name="P9" text:outline-level="1">Building Variable Names</text:h>
      <text:p text:style-name="P4">With JavaScript it is possible to construct a string and then look up the value by the name.</text:p>
      <text:p text:style-name="P6">idx = 5;</text:p>
      <text:p text:style-name="P6">columnName = 'specialcolumn_' + idx;</text:p>
      <text:p text:style-name="P6">finalValue = this[columnName]</text:p>
      <text:h text:style-name="P9" text:outline-level="1">Pre-Defined Variables</text:h>
      <text:p text:style-name="P4">These values are always defined and usable in JavaScript.</text:p>
      <table:table table:name="PreDefinedVariables" table:style-name="PreDefinedVariables">
        <table:table-column table:style-name="PreDefinedVariables.A"/>
        <table:table-column table:style-name="PreDefinedVariables.B"/>
        <table:table-header-rows>
          <text:soft-page-break/>
          <table:table-row>
            <table:table-cell table:style-name="PreDefinedVariables.A1" office:value-type="string">
              <text:p text:style-name="Table_20_Heading">Variable</text:p>
            </table:table-cell>
            <table:table-cell table:style-name="PreDefinedVariables.B1" office:value-type="string">
              <text:p text:style-name="Table_20_Heading">Value</text:p>
            </table:table-cell>
          </table:table-row>
        </table:table-header-rows>
        <table:table-row>
          <table:table-cell table:style-name="PreDefinedVariables.A2" office:value-type="string">
            <text:p text:style-name="Table_20_Contents">deckIndex</text:p>
          </table:table-cell>
          <table:table-cell table:style-name="PreDefinedVariables.B2" office:value-type="string">
            <text:p text:style-name="Table_20_Contents">The index of the card in relation to the deck</text:p>
          </table:table-cell>
        </table:table-row>
        <table:table-row>
          <table:table-cell table:style-name="PreDefinedVariables.A2" office:value-type="string">
            <text:p text:style-name="Table_20_Contents">cardIndex</text:p>
          </table:table-cell>
          <table:table-cell table:style-name="PreDefinedVariables.B2" office:value-type="string">
            <text:p text:style-name="Table_20_Contents">The index of the card itself (if the count is &gt; 0)</text:p>
          </table:table-cell>
        </table:table-row>
      </table:table>
      <text:p text:style-name="P4"/>
      <text:h text:style-name="Heading_20_1" text:outline-level="1">Element Overrides</text:h>
      <text:p text:style-name="P8">The AddOverrideField method is available (with generally the same rules as a reference override).</text:p>
      <text:p text:style-name="P8">Usage: AddOverrideField(fieldName, fieldVa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1" meta:image-count="0" meta:object-count="0" meta:page-count="4" meta:paragraph-count="66" meta:word-count="657" meta:character-count="4015" meta:non-whitespace-character-count="3423"/>
  </office:meta>
</office:document-meta>
</file>